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ourier New" svg:font-family="'Courier New'"/>
    <style:font-face style:name="Mangal1" svg:font-family="Mangal"/>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139in" fo:line-height="120%" style:writing-mode="lr-tb"/>
      <style:text-properties fo:font-variant="normal" fo:text-transform="none" fo:color="#000000" style:text-line-through-style="none" style:font-name="Arial1" fo:font-size="11.25pt" fo:font-style="normal" style:text-underline-style="none" fo:font-weight="bold" style:text-blinking="false" fo:background-color="transparent"/>
    </style:style>
    <style:style style:name="P2" style:family="paragraph" style:parent-style-name="Text_20_body">
      <style:paragraph-properties fo:margin-left="0in" fo:margin-right="0in" fo:margin-top="0in" fo:margin-bottom="0.139in" fo:line-height="120%" fo:text-indent="0.5in" style:auto-text-indent="false" style:writing-mode="lr-tb"/>
      <style:text-properties fo:font-variant="normal" fo:text-transform="none" fo:color="#000000" style:text-line-through-style="none" style:font-name="Arial1" fo:font-size="11.25pt" fo:font-style="normal" style:text-underline-style="none" fo:font-weight="bold" style:text-blinking="false" fo:background-color="transparent"/>
    </style:style>
    <style:style style:name="P3" style:family="paragraph" style:parent-style-name="Text_20_body">
      <style:paragraph-properties fo:margin-left="0.5in" fo:margin-right="0in" fo:margin-top="0in" fo:margin-bottom="0.139in" fo:line-height="120%" fo:text-indent="0.5in" style:auto-text-indent="false" style:writing-mode="lr-tb"/>
      <style:text-properties fo:font-variant="normal" fo:text-transform="none" fo:color="#000000" style:text-line-through-style="none" style:font-name="Courier New" fo:font-size="11.25pt" fo:font-style="normal" style:text-underline-style="none" fo:font-weight="bold" style:text-blinking="false" fo:background-color="transparent"/>
    </style:style>
    <style:style style:name="P4" style:family="paragraph" style:parent-style-name="Text_20_body">
      <style:paragraph-properties fo:margin-left="0.5in" fo:margin-right="0in" fo:margin-top="0in" fo:margin-bottom="0.139in" fo:line-height="138%" fo:text-indent="0.5in" style:auto-text-indent="false" style:writing-mode="lr-tb"/>
      <style:text-properties fo:font-variant="normal" fo:text-transform="none" fo:color="#000000" style:text-line-through-style="none" style:font-name="Courier New" fo:font-size="11.25pt" fo:font-style="normal" style:text-underline-style="none" fo:font-weight="bold" style:text-blinking="false" fo:background-color="transparent"/>
    </style:style>
    <style:style style:name="P5" style:family="paragraph" style:parent-style-name="Text_20_body">
      <style:paragraph-properties fo:margin-left="0.5in" fo:margin-right="0in" fo:margin-top="0in" fo:margin-bottom="0.139in" fo:line-height="138%" fo:text-indent="0.5in" style:auto-text-indent="false" style:writing-mode="lr-tb"/>
      <style:text-properties fo:font-variant="normal" fo:text-transform="none" fo:color="#000000" style:text-line-through-style="none" style:font-name="Arial1" fo:font-size="11.25pt" fo:font-style="italic" style:text-underline-style="none" fo:font-weight="normal" style:text-blinking="false" fo:background-color="transparent"/>
    </style:style>
    <style:style style:name="P6" style:family="paragraph" style:parent-style-name="Text_20_body">
      <style:paragraph-properties fo:margin-left="1.5in" fo:margin-right="0in" fo:margin-top="0in" fo:margin-bottom="0.139in" fo:line-height="120%" fo:text-indent="0in" style:auto-text-indent="false" style:writing-mode="lr-tb"/>
      <style:text-properties fo:font-weight="normal"/>
    </style:style>
    <style:style style:name="P7" style:family="paragraph" style:parent-style-name="Text_20_body">
      <style:paragraph-properties fo:margin-left="1.5in" fo:margin-right="0in" fo:margin-top="0in" fo:margin-bottom="0.139in" fo:line-height="138%" fo:text-indent="0in" style:auto-text-indent="false" style:writing-mode="lr-tb"/>
      <style:text-properties fo:font-weight="normal"/>
    </style:style>
    <style:style style:name="P8" style:family="paragraph" style:parent-style-name="Text_20_body">
      <style:paragraph-properties fo:margin-left="1.5in" fo:margin-right="0in" fo:margin-top="0in" fo:margin-bottom="0.139in" fo:line-height="120%" fo:text-indent="0in" style:auto-text-indent="false"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9" style:family="paragraph" style:parent-style-name="Text_20_body">
      <style:paragraph-properties fo:margin-left="1.5in" fo:margin-right="0in" fo:margin-top="0in" fo:margin-bottom="0.139in" fo:line-height="138%" fo:text-indent="0in" style:auto-text-indent="false"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0" style:family="paragraph" style:parent-style-name="Text_20_body">
      <style:paragraph-properties fo:margin-left="0.5in" fo:margin-right="0in" fo:margin-top="0in" fo:margin-bottom="0.139in" fo:line-height="120%" fo:text-indent="0in" style:auto-text-indent="false" style:writing-mode="lr-tb"/>
      <style:text-properties fo:font-variant="normal" fo:text-transform="none" fo:color="#000000" style:text-line-through-style="none" style:font-name="Arial1" fo:font-size="11.25pt" fo:font-style="normal" style:text-underline-style="none" fo:font-weight="bold" style:text-blinking="false" fo:background-color="transparent"/>
    </style:style>
    <style:style style:name="P11" style:family="paragraph" style:parent-style-name="Text_20_body">
      <style:paragraph-properties fo:margin-left="1in" fo:margin-right="0in" fo:margin-top="0in" fo:margin-bottom="0.139in" fo:line-height="138%" fo:text-indent="0.5in" style:auto-text-indent="false"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2" style:family="paragraph" style:parent-style-name="Text_20_body">
      <style:paragraph-properties fo:margin-left="1in" fo:margin-right="0in" fo:margin-top="0in" fo:margin-bottom="0.139in" fo:line-height="138%" fo:text-indent="0.5in" style:auto-text-indent="false" style:writing-mode="lr-tb"/>
      <style:text-properties fo:font-variant="normal" fo:text-transform="none" fo:color="#000000" style:text-line-through-style="none" style:font-name="Arial1" fo:font-size="11.25pt" fo:font-style="italic" style:text-underline-style="none" fo:font-weight="normal" style:text-blinking="false" fo:background-color="transparent"/>
    </style:style>
    <style:style style:name="P13" style:family="paragraph" style:parent-style-name="Text_20_body">
      <style:paragraph-properties fo:margin-left="2in" fo:margin-right="0in" fo:margin-top="0in" fo:margin-bottom="0.139in" fo:line-height="138%" fo:text-indent="0in" style:auto-text-indent="false" style:writing-mode="lr-tb"/>
      <style:text-properties fo:font-weight="normal"/>
    </style:style>
    <style:style style:name="P14" style:family="paragraph" style:parent-style-name="Text_20_body">
      <style:paragraph-properties fo:margin-left="2in" fo:margin-right="0in" fo:margin-top="0in" fo:margin-bottom="0.139in" fo:line-height="138%" fo:text-indent="0in" style:auto-text-indent="false" style:writing-mode="lr-tb"/>
      <style:text-properties fo:font-variant="normal" fo:text-transform="none" fo:color="#000000" style:text-line-through-style="none" style:font-name="Courier New" fo:font-size="11.25pt" fo:font-style="normal" style:text-underline-style="none" fo:font-weight="bold" style:text-blinking="false" fo:background-color="transparent"/>
    </style:style>
    <style:style style:name="P15" style:family="paragraph" style:parent-style-name="Text_20_body">
      <style:paragraph-properties fo:margin-left="2.5in" fo:margin-right="0in" fo:margin-top="0in" fo:margin-bottom="0.139in" fo:line-height="138%" fo:text-indent="0in" style:auto-text-indent="false" style:writing-mode="lr-tb"/>
      <style:text-properties fo:font-weight="normal"/>
    </style:style>
    <style:style style:name="P16" style:family="paragraph" style:parent-style-name="Text_20_body">
      <style:paragraph-properties fo:margin-left="2.5in" fo:margin-right="0in" fo:margin-top="0in" fo:margin-bottom="0.139in" fo:line-height="138%" fo:text-indent="0in" style:auto-text-indent="false"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7" style:family="paragraph" style:parent-style-name="Text_20_body">
      <style:paragraph-properties fo:margin-left="1.5in" fo:margin-right="0in" fo:margin-top="0in" fo:margin-bottom="0.139in" fo:line-height="138%" fo:text-indent="0.5in" style:auto-text-indent="false" style:writing-mode="lr-tb"/>
      <style:text-properties fo:font-variant="normal" fo:text-transform="none" fo:color="#000000" style:text-line-through-style="none" style:font-name="Courier New" fo:font-size="11.25pt" fo:font-style="normal" style:text-underline-style="none" fo:font-weight="bold" style:text-blinking="false" fo:background-color="transparent"/>
    </style:style>
    <style:style style:name="P18" style:family="paragraph" style:parent-style-name="Text_20_body">
      <style:paragraph-properties fo:margin-left="2in" fo:margin-right="0in" fo:margin-top="0in" fo:margin-bottom="0.139in" fo:line-height="138%" fo:text-indent="0.5in" style:auto-text-indent="false" style:writing-mode="lr-tb"/>
      <style:text-properties fo:font-weight="normal"/>
    </style:style>
    <style:style style:name="P19" style:family="paragraph" style:parent-style-name="Text_20_body">
      <style:paragraph-properties fo:margin-left="1.9693in" fo:margin-right="0in" fo:margin-top="0in" fo:margin-bottom="0.139in" fo:line-height="138%" fo:text-indent="0in" style:auto-text-indent="false" style:writing-mode="lr-tb"/>
      <style:text-properties fo:font-variant="normal" fo:text-transform="none" fo:color="#000000" style:text-line-through-style="none" style:font-name="Courier New" fo:font-size="11.25pt" fo:font-style="normal" style:text-underline-style="none" fo:font-weight="bold" style:text-blinking="false" fo:background-color="transparent"/>
    </style:style>
    <style:style style:name="P20" style:family="paragraph" style:parent-style-name="Text_20_body">
      <style:paragraph-properties fo:margin-left="1.9693in" fo:margin-right="0in" fo:margin-top="0in" fo:margin-bottom="0.139in" fo:line-height="138%" fo:text-indent="0in" style:auto-text-indent="false"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21" style:family="paragraph" style:parent-style-name="Text_20_body">
      <style:paragraph-properties fo:margin-left="0.9846in" fo:margin-right="0in" fo:margin-top="0in" fo:margin-bottom="0.139in" fo:line-height="138%" fo:text-indent="0.5in" style:auto-text-indent="false" style:writing-mode="lr-tb"/>
      <style:text-properties fo:font-weight="normal"/>
    </style:style>
    <style:style style:name="P22" style:family="paragraph" style:parent-style-name="Text_20_body">
      <style:paragraph-properties fo:margin-left="0.9846in" fo:margin-right="0in" fo:margin-top="0in" fo:margin-bottom="0.139in" fo:line-height="138%" fo:text-indent="0.5in" style:auto-text-indent="false"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23" style:family="paragraph" style:parent-style-name="Text_20_body">
      <style:paragraph-properties fo:margin-left="0.9846in" fo:margin-right="0in" fo:margin-top="0in" fo:margin-bottom="0.139in" fo:line-height="138%" fo:text-indent="0.5in" style:auto-text-indent="false" style:writing-mode="lr-tb"/>
      <style:text-properties fo:font-variant="normal" fo:text-transform="none" fo:color="#000000" style:text-line-through-style="none" style:font-name="Arial1" fo:font-size="11.25pt" fo:font-style="italic" style:text-underline-style="none" fo:font-weight="normal" style:text-blinking="false" fo:background-color="transparent"/>
    </style:style>
    <style:style style:name="P24" style:family="paragraph" style:parent-style-name="Text_20_body">
      <style:paragraph-properties fo:margin-left="0.4925in" fo:margin-right="0in" fo:margin-top="0in" fo:margin-bottom="0.139in" fo:line-height="138%" fo:text-indent="0in" style:auto-text-indent="false" style:writing-mode="lr-tb"/>
      <style:text-properties fo:font-variant="normal" fo:text-transform="none" fo:color="#000000" style:text-line-through-style="none" style:font-name="Arial1" fo:font-size="11.25pt" fo:font-style="normal" style:text-underline-style="none" fo:font-weight="bold" style:text-blinking="false" fo:background-color="transparent"/>
    </style:style>
    <style:style style:name="P25" style:family="paragraph" style:parent-style-name="Text_20_body">
      <style:paragraph-properties fo:margin-left="0.9846in" fo:margin-right="0in" fo:margin-top="0in" fo:margin-bottom="0.139in" fo:line-height="138%" fo:text-indent="0in" style:auto-text-indent="false" style:writing-mode="lr-tb"/>
      <style:text-properties fo:font-variant="normal" fo:text-transform="none" fo:color="#000000" style:text-line-through-style="none" style:font-name="Courier New" fo:font-size="11.25pt" fo:font-style="normal" style:text-underline-style="none" fo:font-weight="bold" style:text-blinking="false" fo:background-color="transparent"/>
    </style:style>
    <style:style style:name="P26" style:family="paragraph" style:parent-style-name="Text_20_body">
      <style:paragraph-properties fo:margin-left="1.4772in" fo:margin-right="0in" fo:margin-top="0in" fo:margin-bottom="0.139in" fo:line-height="138%" fo:text-indent="0in" style:auto-text-indent="false"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27" style:family="paragraph" style:parent-style-name="Text_20_body">
      <style:paragraph-properties fo:margin-left="1.4772in" fo:margin-right="0in" fo:margin-top="0in" fo:margin-bottom="0.139in" fo:line-height="138%" fo:text-indent="0in" style:auto-text-indent="false" style:writing-mode="lr-tb"/>
      <style:text-properties fo:font-variant="normal" fo:text-transform="none" fo:color="#000000" style:text-line-through-style="none" style:font-name="Arial1" fo:font-size="11.25pt" fo:font-style="italic" style:text-underline-style="none" fo:font-weight="normal" style:text-blinking="false" fo:background-color="transparent" style:font-style-asian="italic" style:font-style-complex="italic"/>
    </style:style>
    <style:style style:name="T1" style:family="text">
      <style:text-properties fo:font-variant="normal" fo:text-transform="none" fo:color="#000000" style:text-line-through-style="none" style:font-name="Arial1" fo:font-size="11.25pt" fo:font-style="normal" style:text-underline-style="none" style:text-blinking="false" fo:background-color="transparent"/>
    </style:style>
    <style:style style:name="T2" style:family="text">
      <style:text-properties fo:font-variant="normal" fo:text-transform="none" fo:color="#000000" style:text-line-through-style="none" style:font-name="Courier New" fo:font-size="11.25pt" fo:font-style="normal" style:text-underline-style="none" style:text-blinking="false" fo:background-color="transparent"/>
    </style:style>
    <style:style style:name="T3" style:family="text">
      <style:text-properties fo:font-variant="normal" fo:text-transform="none" fo:color="#000000" style:text-line-through-style="none" style:text-underline-style="none" style:text-blinking="false" fo:background-color="transparent"/>
    </style:style>
    <style:style style:name="T4" style:family="text">
      <style:text-properties style:font-name="Courier New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188f80df-87c1-049f-eece-c22b38722c06"/>The Circuit Renderer System:</text:p>
      <text:p text:style-name="P2">Compiler Switches:</text:p>
      <text:p text:style-name="P3">#define crUseDoubles</text:p>
      <text:p text:style-name="P6"><text:span text:style-name="T1">The type </text:span><text:span text:style-name="T2">crScalar </text:span><text:span text:style-name="T1">will be defined as </text:span><text:span text:style-name="T2">double</text:span></text:p>
      <text:p text:style-name="P3">#define crUseLongs</text:p>
      <text:p text:style-name="P6"><text:span text:style-name="T1">The type </text:span><text:span text:style-name="T2">crIndex</text:span><text:span text:style-name="T3"> </text:span><text:span text:style-name="T1">will be defined as </text:span><text:span text:style-name="T2">unsigned long</text:span></text:p>
      <text:p text:style-name="P3">#define crShowWindow</text:p>
      <text:p text:style-name="P8">The internal rendering window is put on the screen instead of being hidden away.</text:p>
      <text:p text:style-name="P10">Types:</text:p>
      <text:p text:style-name="P3">crScalar</text:p>
      <text:p text:style-name="P6"><text:span text:style-name="T1">A floating-point type. If </text:span><text:span text:style-name="T2">crUseDoubles</text:span><text:span text:style-name="T3"> </text:span><text:span text:style-name="T1">was not defined, is defined as </text:span><text:span text:style-name="T2">float</text:span></text:p>
      <text:p text:style-name="P3">crIndex</text:p>
      <text:p text:style-name="P6"><text:span text:style-name="T1">An unsigned integer type. If </text:span><text:span text:style-name="T2">crUseLongs</text:span><text:span text:style-name="T3"> </text:span><text:span text:style-name="T1">was not defined, is defined as </text:span><text:span text:style-name="T2">unsigned int</text:span></text:p>
      <text:p text:style-name="P4">struct crLine { crScalar x1,y1,x2,y2; }</text:p>
      <text:p text:style-name="P7"><text:span text:style-name="T1">Contains </text:span><text:span text:style-name="T2">crScalar</text:span><text:span text:style-name="T3"> </text:span><text:span text:style-name="T1">values x1,y1,x2,y2</text:span></text:p>
      <text:p text:style-name="P7"><text:span text:style-name="T1">x1,y1 are the XY coordinates of the point at one end of the line and</text:span><text:span text:style-name="T3"> </text:span><text:span text:style-name="T1">x2,y2 are the XY coordinates of the point at the other end of the line</text:span></text:p>
      <text:p text:style-name="P7"><text:span text:style-name="T1">Used in the </text:span><text:span text:style-name="T2">crProto</text:span><text:span text:style-name="T3"> </text:span><text:span text:style-name="T1">object, which contains an array of lines.</text:span></text:p>
      <text:p text:style-name="P25">struct crProto</text:p>
      <text:p text:style-name="P26">Used for storing groups of lines making up an image.</text:p>
      <text:p text:style-name="P27">DO NOT ALLOCATE INDEPENDENTLY:</text:p>
      <text:p text:style-name="P26"><text:tab/>Always acquire with a call to<text:span text:style-name="T4"> crRequireProto</text:span>!</text:p>
      <text:p text:style-name="P27">DO NOT FREE:</text:p>
      <text:p text:style-name="P20">This object belongs to the circuit renderer system, and deleting its memory may have unforeseen consequences.</text:p>
      <text:p text:style-name="P4"><text:soft-page-break/>struct crItem { crProto* proto; crScalar posx,posy; }</text:p>
      <text:p text:style-name="P11">An instance to be drawn on the screen every frame.</text:p>
      <text:p text:style-name="P9">Contains a reference to an image prototype, and the XY coordinates of the instance on the ‘canvas’.</text:p>
      <text:p text:style-name="P12">DO NOT ALLOCATE INDEPENDENTLY:</text:p>
      <text:p text:style-name="P13"><text:span text:style-name="T1">Do not expect </text:span><text:span text:style-name="T2">crItem* item = malloc(sizeof(crItem));</text:span><text:span text:style-name="T3"> </text:span><text:span text:style-name="T1">to add the instance to the internal list! This type of allocation is not invalid but should not be used for interfacing with the draw system.</text:span></text:p>
      <text:p text:style-name="P13"><text:span text:style-name="T1">Use </text:span><text:span text:style-name="T2">crItem* item = crCreateItem(...);</text:span><text:span text:style-name="T3"> </text:span><text:span text:style-name="T1">instead.</text:span></text:p>
      <text:p text:style-name="P12">DO NOT FREE INDEPENDENTLY:</text:p>
      <text:p text:style-name="P13"><text:span text:style-name="T1">Using </text:span><text:span text:style-name="T2">free(item);</text:span><text:span text:style-name="T3"> </text:span><text:span text:style-name="T1">to deallocate a reference </text:span><text:span text:style-name="T2">item</text:span><text:span text:style-name="T3"> </text:span><text:span text:style-name="T1">returned previously from a call to </text:span><text:span text:style-name="T2">crCreateItem</text:span><text:span text:style-name="T3"> </text:span><text:span text:style-name="T1">will not remove it from the internal list, and since the memory is now invalid the renderer will have a memory access violation on trying to draw the next frame.</text:span></text:p>
      <text:p text:style-name="P13"><text:span text:style-name="T1">Use </text:span><text:span text:style-name="T2">crDestroyItem(item);</text:span><text:span text:style-name="T3"> </text:span><text:span text:style-name="T1">instead.</text:span></text:p>
      <text:p text:style-name="P24">Functions:</text:p>
      <text:p text:style-name="P4">crProto* crRequireProto (char* path)</text:p>
      <text:p text:style-name="P21"><text:span text:style-name="T1">Checks for existence of the image prototype loaded from </text:span><text:span text:style-name="T2">path</text:span><text:span text:style-name="T1">. </text:span></text:p>
      <text:p text:style-name="P22">If the prototype hasn’t been loaded, loads the prototype.</text:p>
      <text:p text:style-name="P23">THIS FUNCTION CAN RETURN NULL!!</text:p>
      <text:p text:style-name="P13"><text:span text:style-name="T1">Always check for existence of the pointer returned. If the pointer is </text:span><text:span text:style-name="T2">NULL</text:span><text:span text:style-name="T1">, something has gone wrong, and the issue can be investigated with a subsequent call to </text:span><text:span text:style-name="T2">crGetError</text:span><text:span text:style-name="T1">.</text:span></text:p>
      <text:p text:style-name="P7"><text:span text:style-name="T1">This function can be used by the application for changing the image that a </text:span><text:span text:style-name="T2">crItem </text:span><text:span text:style-name="T1">references. For example, where </text:span><text:span text:style-name="T2">item </text:span><text:span text:style-name="T1">is a </text:span><text:span text:style-name="T2">crItem</text:span><text:span text:style-name="T1">, </text:span><text:span text:style-name="T2">crProto* proto = crRequireProto(“example-proto.cbip”); if (!proto) { /* Error Handling */ } else item-&gt;proto = proto; </text:span><text:span text:style-name="T1">would change the image prototype used for drawing </text:span><text:span text:style-name="T2">item</text:span><text:span text:style-name="T1">.</text:span></text:p>
      <text:p text:style-name="P4"><text:soft-page-break/>crItem* crCreateItem (char* path)</text:p>
      <text:p text:style-name="P7"><text:span text:style-name="T1">Creates a new crItem and calls </text:span><text:span text:style-name="T2">crRequireProto </text:span><text:span text:style-name="T1">with </text:span><text:span text:style-name="T2">path</text:span><text:span text:style-name="T1">. This ensures that the prototype is either grabbed from the list of already-loaded prototypes or loaded from the file pointed to by path and put into the list.</text:span></text:p>
      <text:p text:style-name="P5">THIS FUNCTION CAN RETURN NULL!!</text:p>
      <text:p text:style-name="P13"><text:span text:style-name="T1">Always check for existence of the pointer returned. If the pointer is </text:span><text:span text:style-name="T2">NULL</text:span><text:span text:style-name="T1">, something has gone wrong, and the issue can be investigated with a subsequent call to </text:span><text:span text:style-name="T2">crGetError</text:span><text:span text:style-name="T1">.</text:span></text:p>
      <text:p text:style-name="P4">void crDestroyItem (crItem* todel)</text:p>
      <text:p text:style-name="P7"><text:span text:style-name="T1">Frees memory associated with a </text:span><text:span text:style-name="T2">crItem</text:span><text:span text:style-name="T3"> </text:span><text:span text:style-name="T1">object and removes it from the internal list.</text:span></text:p>
      <text:p text:style-name="P4">crIndex crGetError ()</text:p>
      <text:p text:style-name="P7"><text:span text:style-name="T1">Returns the code of the most recent error logged internally, and sets the internal error value to </text:span><text:span text:style-name="T2">0</text:span><text:span text:style-name="T1">. Returns one of the following values:</text:span></text:p>
      <text:p text:style-name="P9">Error Codes:</text:p>
      <text:p text:style-name="P19">0</text:p>
      <text:p text:style-name="P15"><text:span text:style-name="T1">No error has been logged between this call and the last call to </text:span><text:span text:style-name="T2">crGetError</text:span><text:span text:style-name="T1">, or if</text:span><text:span text:style-name="T3"> </text:span><text:span text:style-name="T2">crGetError </text:span><text:span text:style-name="T1">has not been called before, between this call to </text:span><text:span text:style-name="T2">crGetError </text:span><text:span text:style-name="T1">and the program’s start.</text:span></text:p>
      <text:p text:style-name="P17">crError_NoProtoPath</text:p>
      <text:p text:style-name="P15"><text:span text:style-name="T1">A null pointer was provided for the </text:span><text:span text:style-name="T2">path</text:span><text:span text:style-name="T3"> </text:span><text:span text:style-name="T1">argument to </text:span><text:span text:style-name="T2">crRequireProto</text:span><text:span text:style-name="T1">, and as this is not a valid file path, it is impossible to load a prototype from this location.</text:span></text:p>
      <text:p text:style-name="P17">crError_NoProtoFile</text:p>
      <text:p text:style-name="P15"><text:span text:style-name="T2">crRequireProto</text:span><text:span text:style-name="T3"> </text:span><text:span text:style-name="T1">attempted to open the prototype file pointed to by </text:span><text:span text:style-name="T2">path</text:span><text:span text:style-name="T1">, but the file did not exist.</text:span></text:p>
      <text:p text:style-name="P17">crError_BadProtoFile</text:p>
      <text:p text:style-name="P15"><text:span text:style-name="T2">crRequireProto</text:span><text:span text:style-name="T3"> </text:span><text:span text:style-name="T1">found a file at the location pointed to by </text:span><text:soft-page-break/><text:span text:style-name="T2">path</text:span><text:span text:style-name="T1">, but the file was corrupt and therefore loading of its information has failed.</text:span></text:p>
      <text:p text:style-name="P17">crError_FailedAlloc</text:p>
      <text:p text:style-name="P16">A circuit renderer system function has attempted to allocate memory but the attempt failed. In order to avoid a memory access violation, the function has failed early.</text:p>
      <text:p text:style-name="P16">Note that some memory allocation failures may cause a state that the program can not recover from, and so to prevent memory access violations the program is immediately forced to exit.</text:p>
      <text:p text:style-name="P16">Note also that it is extremely unlikely for memory allocation to fail under normal circumstances.</text:p>
      <text:p text:style-name="P17">crError_SDL_InitFailure</text:p>
      <text:p text:style-name="P18"><text:span text:style-name="T1">SDL could not be initialized, and so</text:span><text:span text:style-name="T3"> </text:span><text:span text:style-name="T2">crInit</text:span><text:span text:style-name="T3"> </text:span><text:span text:style-name="T1">has failed</text:span></text:p>
      <text:p text:style-name="P14">crError_SDL_NoWindow</text:p>
      <text:p text:style-name="P15"><text:span text:style-name="T1">SDL could not create a window, and so</text:span><text:span text:style-name="T3"> </text:span><text:span text:style-name="T2">crInit </text:span><text:span text:style-name="T1">has failed.</text:span></text:p>
      <text:p text:style-name="P15"><text:span text:style-name="T1">It is necessary to create a window for creation of the rendering context for accelerated rendering. The window is hidden unless</text:span><text:span text:style-name="T3"> </text:span><text:span text:style-name="T2">crShowWindow </text:span><text:span text:style-name="T1">is defined</text:span></text:p>
      <text:p text:style-name="P17">crError_SDL_NoRenderer</text:p>
      <text:p text:style-name="P15"><text:span text:style-name="T1">SDL could not create a rendering context, and so</text:span><text:span text:style-name="T3"> </text:span><text:span text:style-name="T2">crInit </text:span><text:span text:style-name="T1">has failed</text:span></text:p>
      <text:p text:style-name="P4">bool crInit ()</text:p>
      <text:p text:style-name="P9">Initializes the circuit renderer library.</text:p>
      <text:p text:style-name="P7"><text:span text:style-name="T1">Returns </text:span><text:span text:style-name="T2">false</text:span><text:span text:style-name="T3"> </text:span><text:span text:style-name="T1">for no error, but returns</text:span><text:span text:style-name="T3"> </text:span><text:span text:style-name="T2">true</text:span><text:span text:style-name="T3"> </text:span><text:span text:style-name="T1">if something went wrong.</text:span></text:p>
      <text:p text:style-name="P7"><text:span text:style-name="T1">Safe to be called even if the circuit renderer system is already initialized, in which case returns</text:span><text:span text:style-name="T3"> </text:span><text:span text:style-name="T2">false</text:span><text:span text:style-name="T1">.</text:span></text:p>
      <text:p text:style-name="P4">void crDraw ()</text:p>
      <text:p text:style-name="P9"><text:soft-page-break/>Draws a frame to the internal window.</text:p>
      <text:p text:style-name="P7"><text:span text:style-name="T1">If the library isn’t properly initialized yet, </text:span><text:span text:style-name="T2">crDraw</text:span><text:span text:style-name="T3"> </text:span><text:span text:style-name="T1">attempts to initialize it itself. If that fails, the frame is not drawn. Do not rely on this tolerance, because</text:span><text:span text:style-name="T3"> </text:span><text:span text:style-name="T2">crDraw </text:span><text:span text:style-name="T1">returns no indication of an error directly. Still, if initialization was attempted but failed, </text:span><text:span text:style-name="T2">crGetError</text:span><text:span text:style-name="T3"> </text:span><text:span text:style-name="T1">will have the status code.</text:span></text:p>
      <text:p text:style-name="P4">void crQuit ()</text:p>
      <text:p text:style-name="P7"><text:span text:style-name="T1">Releases the SDL-related resources that had been acquired by </text:span><text:span text:style-name="T2">crInit</text:span><text:span text:style-name="T1">.</text:span></text:p>
      <text:p text:style-name="P9">Safe to call even if the circuit renderer system was not initialized.</text:p>
      <text:p text:style-name="P9">Does not clear the lists of items and prototypes so the library may be re-initialized after this and the items and prototypes will be preserved.</text:p>
      <text:p text:style-name="P4">void crDropAll ()</text:p>
      <text:p text:style-name="P7"><text:span text:style-name="T1">Empties the list of </text:span><text:span text:style-name="T2">crItem </text:span><text:span text:style-name="T1">objects. After this call, any previous references to </text:span><text:span text:style-name="T2">crItem</text:span><text:span text:style-name="T3"> </text:span><text:span text:style-name="T1">objects will be invalid and care should be taken not to attempt to dereference them! This function can be called before exiting the program to clean up objects that haven’t been deleted specifically. This function also clears the internal cache of </text:span><text:span text:style-name="T2">crProto </text:span><text:span text:style-name="T1">objects as well.</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ourier New" svg:font-family="'Courier New'"/>
    <style:font-face style:name="Mangal1" svg:font-family="Mangal"/>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th Carter</meta:initial-creator>
    <meta:creation-date>2015-05-24T17:08:29.43</meta:creation-date>
    <meta:document-statistic meta:table-count="0" meta:image-count="0" meta:object-count="0" meta:page-count="5" meta:paragraph-count="81" meta:word-count="971" meta:character-count="5950"/>
    <dc:date>2015-05-24T17:13:58.37</dc:date>
    <dc:creator>Seth Carter</dc:creator>
    <meta:editing-duration>PT5M45S</meta:editing-duration>
    <meta:editing-cycles>1</meta:editing-cycles>
    <meta:generator>OpenOffice/4.1.1$Win32 OpenOffice.org_project/411m6$Build-9775</meta:generator>
  </office:meta>
</office:document-meta>
</file>